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0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Standard">
      <style:text-properties fo:font-size="20pt" style:font-size-asian="20pt" style:font-size-complex="20pt"/>
    </style:style>
    <style:style style:name="P14" style:family="paragraph" style:parent-style-name="Standard">
      <style:text-properties fo:font-size="22pt" style:font-size-asian="22pt" style:font-size-complex="22pt"/>
    </style:style>
    <style:style style:name="P15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0"/>
          </table:table-cell>
          <table:table-cell table:style-name="表1.A1" table:number-rows-spanned="2" office:value-type="string">
            <text:p text:style-name="P1">សួស្តី / </text:p>
            <text:p text:style-name="P10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0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0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9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0"/>
          </table:table-cell>
          <table:table-cell table:style-name="表4.A1" table:number-rows-spanned="2" office:value-type="string">
            <text:p text:style-name="P8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0"/>
          </table:table-cell>
          <table:table-cell table:style-name="表5.A1" table:number-rows-spanned="2" office:value-type="string">
            <text:p text:style-name="P8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9"/>
      <text:p text:style-name="P13">C:\WORKS_2\start_a.bat</text:p>
      <text:p text:style-name="P13"/>
      <text:p text:style-name="P13">C:\WORKS_2\t.bat</text:p>
      <text:p text:style-name="P13"/>
      <text:p text:style-name="P13">20210711_103506</text:p>
      <text:p text:style-name="P13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0"/>
          </table:table-cell>
          <table:table-cell table:style-name="表6.A1" table:number-rows-spanned="2" office:value-type="string">
            <text:p text:style-name="P8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 / m6-tong3-tie6_t / <text:soft-page-break/>chuo6_b</text:p>
          </table:table-cell>
        </table:table-row>
      </table:table>
      <text:p text:style-name="P6"/>
      <text:p text:style-name="P6"/>
      <text:p text:style-name="P9">@@@</text:p>
      <text:p text:style-name="P6">---------------------------------------</text:p>
      <text:p text:style-name="P6"/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0"/>
          </table:table-cell>
          <table:table-cell table:style-name="表7.A1" table:number-rows-spanned="2" office:value-type="string">
            <text:p text:style-name="P8">aaa</text:p>
          </table:table-cell>
          <table:table-cell table:style-name="表7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/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able:table table:name="表8" table:style-name="表8">
        <table:table-column table:style-name="表8.A"/>
        <table:table-column table:style-name="表8.B"/>
        <table:table-column table:style-name="表8.C"/>
        <table:table-row table:style-name="表8.1">
          <table:table-cell table:style-name="表8.A1" table:number-rows-spanned="2" office:value-type="string">
            <text:p text:style-name="P10"/>
          </table:table-cell>
          <table:table-cell table:style-name="表8.A1" table:number-rows-spanned="2" office:value-type="string">
            <text:p text:style-name="P8">aaa</text:p>
          </table:table-cell>
          <table:table-cell table:style-name="表8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/>
          </table:table-cell>
        </table:table-row>
      </table:table>
      <text:p text:style-name="P6"/>
      <text:p text:style-name="P6">---------------------------------------</text:p>
      <text:p text:style-name="P6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0"/>
          </table:table-cell>
          <table:table-cell table:style-name="表9.A1" table:number-rows-spanned="2" office:value-type="string">
            <text:p text:style-name="P8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<text:soft-page-break/>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11T10:46:17.16</dc:date>
    <dc:creator>iwabuchi ken</dc:creator>
    <meta:editing-duration>PT1H18M6S</meta:editing-duration>
    <meta:editing-cycles>12</meta:editing-cycles>
    <meta:generator>OpenOffice/4.1.3$Win32 OpenOffice.org_project/413m1$Build-9783</meta:generator>
    <meta:document-statistic meta:table-count="10" meta:image-count="0" meta:object-count="0" meta:page-count="4" meta:paragraph-count="34" meta:word-count="125" meta:character-count="909"/>
  </office:meta>
</office:document-meta>
</file>